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bold" officeooo:rsid="001180b8" officeooo:paragraph-rsid="001180b8" style:font-weight-asian="bold" style:font-weight-complex="bold"/>
    </style:style>
    <style:style style:name="P2" style:family="paragraph" style:parent-style-name="Standard">
      <style:text-properties style:font-name="Times new roman" fo:font-weight="normal" officeooo:rsid="001180b8" officeooo:paragraph-rsid="001180b8" style:font-weight-asian="normal" style:font-weight-complex="normal"/>
    </style:style>
    <style:style style:name="P3" style:family="paragraph" style:parent-style-name="Standard">
      <style:text-properties style:font-name="TiMES NEW ROMAN" fo:font-weight="normal" officeooo:rsid="001180b8" officeooo:paragraph-rsid="001180b8" style:font-weight-asian="normal" style:font-weight-complex="normal"/>
    </style:style>
    <style:style style:name="P4" style:family="paragraph" style:parent-style-name="Standard">
      <style:text-properties fo:font-weight="normal" officeooo:rsid="001180b8" officeooo:paragraph-rsid="001180b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7cfe" style:font-weight-asian="normal" style:font-weight-complex="normal"/>
    </style:style>
    <style:style style:name="T3" style:family="text">
      <style:text-properties officeooo:rsid="00137cfe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137cfe" style:font-size-asian="13pt" style:font-weight-asian="normal" style:font-size-complex="13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<text:span text:style-name="T1"><text:s text:c="35"/></text:span><text:span text:style-name="T4"><text:s/></text:span><text:span text:style-name="T5">DEPARTMENT DIARY</text:span></text:p>
      <text:p text:style-name="P1"/>
      <text:p text:style-name="P1"/>
      <text:p text:style-name="P2">*INPUT:-</text:p>
      <text:p text:style-name="P2"/>
      <text:p text:style-name="P2">#include &lt;stdio.h&gt;</text:p>
      <text:p text:style-name="P2">#include&lt;string.h&gt;</text:p>
      <text:p text:style-name="P2"/>
      <text:p text:style-name="P2">//Function Declaration</text:p>
      <text:p text:style-name="P2">void view_diary();</text:p>
      <text:p text:style-name="P2">void add_record();</text:p>
      <text:p text:style-name="P2">void delete_record();</text:p>
      <text:p text:style-name="P2">void edit_record();</text:p>
      <text:p text:style-name="P2"><text:s text:c="4"/>//Global variable declaration</text:p>
      <text:p text:style-name="P2"><text:s text:c="4"/>int n, set_record=0, indx=0;</text:p>
      <text:p text:style-name="P2"><text:s text:c="4"/>char record_entry[30][5][30];</text:p>
      <text:p text:style-name="P2"><text:s text:c="4"/>int remove_record;</text:p>
      <text:p text:style-name="P2"><text:s text:c="4"/>//Main section where execution happens</text:p>
      <text:p text:style-name="P2">void main()</text:p>
      <text:p text:style-name="P2">{</text:p>
      <text:p text:style-name="P2"><text:s text:c="4"/>char cont;</text:p>
      <text:p text:style-name="P2"><text:s text:c="4"/>//Menu for operations</text:p>
      <text:p text:style-name="P2"><text:s text:c="4"/>again: <text:s text:c="13"/>//Jump statement to execute block again</text:p>
      <text:p text:style-name="P2"><text:s text:c="4"/>printf("\npress 1 to view department dairy");</text:p>
      <text:p text:style-name="P2"><text:s text:c="4"/>printf("\npress 2 to Add record to department dairy");</text:p>
      <text:p text:style-name="P2"><text:s text:c="4"/>printf("\npress 3 to delete department diary records ");</text:p>
      <text:p text:style-name="P2"><text:s text:c="4"/>printf("\npress 4 to edit department diary ");</text:p>
      <text:p text:style-name="P2"><text:s text:c="4"/>printf("\npress 5 to exit "); <text:s text:c="3"/></text:p>
      <text:p text:style-name="P2"><text:s text:c="4"/>printf("\nENTER YOUR CHOICE:--"); <text:s text:c="7"/></text:p>
      <text:p text:style-name="P2"><text:s text:c="4"/>scanf("%d",&amp;n);</text:p>
      <text:p text:style-name="P2"><text:s text:c="4"/>switch(n) </text:p>
      <text:p text:style-name="P2"><text:s text:c="4"/>{</text:p>
      <text:p text:style-name="P2"><text:s text:c="8"/>case 1: view_diary();</text:p>
      <text:p text:style-name="P2"><text:s text:c="16"/>break;</text:p>
      <text:p text:style-name="P2"><text:s text:c="8"/>case 2: add_record();</text:p>
      <text:p text:style-name="P2"><text:s text:c="16"/>break;</text:p>
      <text:p text:style-name="P2"><text:s text:c="8"/>case 3: delete_record();</text:p>
      <text:p text:style-name="P2"><text:s text:c="16"/>break;</text:p>
      <text:p text:style-name="P2"><text:s text:c="8"/>case 4: edit_record();</text:p>
      <text:p text:style-name="P2"><text:s text:c="16"/>break;</text:p>
      <text:p text:style-name="P2"><text:s text:c="8"/>case 5: printf("Exiting...\n");</text:p>
      <text:p text:style-name="P2"><text:s text:c="16"/>break;</text:p>
      <text:p text:style-name="P2"><text:s text:c="8"/>default: printf("\nInput invalid");</text:p>
      <text:p text:style-name="P2"><text:s text:c="4"/>}</text:p>
      <text:p text:style-name="P2"><text:s text:c="4"/>printf("Continue?[Y/N]\n");</text:p>
      <text:p text:style-name="P2"><text:s text:c="4"/>scanf("%s", &amp;cont);</text:p>
      <text:p text:style-name="P2"><text:s text:c="4"/>if (cont=='y' || cont=='Y')</text:p>
      <text:p text:style-name="P2"><text:s text:c="4"/>{</text:p>
      <text:p text:style-name="P2"><text:s text:c="8"/>goto again; <text:s text:c="8"/>//Jump statement</text:p>
      <text:p text:style-name="P2"><text:s text:c="4"/>}</text:p>
      <text:p text:style-name="P2">}</text:p>
      <text:p text:style-name="P2"/>
      <text:p text:style-name="P2"><text:soft-page-break/>//Function to view diary</text:p>
      <text:p text:style-name="P2">void view_diary()</text:p>
      <text:p text:style-name="P2">{</text:p>
      <text:p text:style-name="P2"><text:s text:c="4"/>printf("Sr.No.\t\tName\t\tAddress\t\tDuration of task\t\tDate\t\ttime\t\t\n");</text:p>
      <text:p text:style-name="P2"><text:s text:c="4"/>for(int j=0;j&lt;set_record;j++)</text:p>
      <text:p text:style-name="P2"><text:s text:c="4"/>{</text:p>
      <text:p text:style-name="P2"><text:s text:c="8"/>printf("%d\t\t", j+1);</text:p>
      <text:p text:style-name="P2"><text:s text:c="8"/>for(int k=0;k&lt;5;k++)</text:p>
      <text:p text:style-name="P2"><text:s text:c="8"/>{</text:p>
      <text:p text:style-name="P2"><text:s text:c="12"/>printf("%s\t\t", record_entry[j][k]);</text:p>
      <text:p text:style-name="P2"><text:s text:c="12"/>if(k==2)</text:p>
      <text:p text:style-name="P2"><text:s text:c="12"/>{</text:p>
      <text:p text:style-name="P2"><text:s text:c="16"/>printf("\t\t");</text:p>
      <text:p text:style-name="P2"><text:s text:c="12"/>}</text:p>
      <text:p text:style-name="P2"><text:s text:c="8"/>}</text:p>
      <text:p text:style-name="P2"><text:s text:c="8"/>printf("\n");</text:p>
      <text:p text:style-name="P2"><text:s text:c="4"/>}</text:p>
      <text:p text:style-name="P2">}</text:p>
      <text:p text:style-name="P2"/>
      <text:p text:style-name="P2">//Function to add records to the diary</text:p>
      <text:p text:style-name="P2">void add_record()</text:p>
      <text:p text:style-name="P2">{</text:p>
      <text:p text:style-name="P2"><text:s text:c="4"/>printf("Enter number of records to be added:");</text:p>
      <text:p text:style-name="P2"><text:s text:c="4"/>scanf("%d", &amp;set_record);</text:p>
      <text:p text:style-name="P2"><text:s text:c="4"/>for(int i=0;i&lt;set_record;i++)</text:p>
      <text:p text:style-name="P2"><text:s text:c="4"/>{</text:p>
      <text:p text:style-name="P2"><text:s text:c="8"/>printf("Enter record: %d\n", indx+1);</text:p>
      <text:p text:style-name="P2"><text:s text:c="8"/>printf("Enter name: ");</text:p>
      <text:p text:style-name="P2"><text:s text:c="8"/>scanf("%s", record_entry[indx][0]);</text:p>
      <text:p text:style-name="P2"><text:s text:c="4"/></text:p>
      <text:p text:style-name="P2"><text:s text:c="8"/>printf("Enter address: ");</text:p>
      <text:p text:style-name="P2"><text:s text:c="8"/>scanf("%s", record_entry[indx][1]);</text:p>
      <text:p text:style-name="P2"><text:s text:c="4"/></text:p>
      <text:p text:style-name="P2"><text:s text:c="8"/>printf("Enter duration of task: ");</text:p>
      <text:p text:style-name="P2"><text:s text:c="8"/>scanf("%s", record_entry[indx][2]);</text:p>
      <text:p text:style-name="P2"><text:s text:c="4"/></text:p>
      <text:p text:style-name="P2"><text:s text:c="8"/>printf("Enter date: ");</text:p>
      <text:p text:style-name="P2"><text:s text:c="8"/>scanf("%s", record_entry[indx][3]);</text:p>
      <text:p text:style-name="P2"><text:s text:c="4"/></text:p>
      <text:p text:style-name="P2"><text:s text:c="8"/>printf("Enter time: ");</text:p>
      <text:p text:style-name="P2"><text:s text:c="8"/>scanf("%s", record_entry[indx][4]);</text:p>
      <text:p text:style-name="P2"/>
      <text:p text:style-name="P2"><text:s text:c="8"/>indx++;</text:p>
      <text:p text:style-name="P2"><text:s text:c="4"/>}</text:p>
      <text:p text:style-name="P2"><text:s text:c="4"/>set_record=indx;</text:p>
      <text:p text:style-name="P2">}</text:p>
      <text:p text:style-name="P2"/>
      <text:p text:style-name="P2">//Function to remove records from diary</text:p>
      <text:p text:style-name="P2">void delete_record()</text:p>
      <text:p text:style-name="P2">{</text:p>
      <text:p text:style-name="P2"><text:s text:c="4"/>printf("Enter sr no. of record to be deleted\n");</text:p>
      <text:p text:style-name="P2"><text:s text:c="4"/>scanf("%d", &amp;remove_record);</text:p>
      <text:p text:style-name="P2"><text:soft-page-break/><text:s text:c="4"/>indx=remove_record-1;</text:p>
      <text:p text:style-name="P2"><text:s text:c="4"/>for(int l=0;l&lt;5;l++)</text:p>
      <text:p text:style-name="P2"><text:s text:c="4"/>{</text:p>
      <text:p text:style-name="P2"><text:s text:c="8"/>if(indx==-1)</text:p>
      <text:p text:style-name="P2"><text:s text:c="8"/>{</text:p>
      <text:p text:style-name="P2"><text:s text:c="12"/>strcpy(record_entry[0][l], record_entry[1][1]);</text:p>
      <text:p text:style-name="P2"><text:s text:c="8"/>}</text:p>
      <text:p text:style-name="P2"><text:s text:c="8"/>else</text:p>
      <text:p text:style-name="P2"><text:s text:c="8"/>{</text:p>
      <text:p text:style-name="P2"><text:s text:c="9"/>strcpy(record_entry[indx][l], record_entry[indx+1][l]);</text:p>
      <text:p text:style-name="P2"><text:s text:c="8"/>}</text:p>
      <text:p text:style-name="P2"><text:s text:c="4"/>}</text:p>
      <text:p text:style-name="P2"><text:s text:c="4"/>set_record--;</text:p>
      <text:p text:style-name="P2">}</text:p>
      <text:p text:style-name="P2"/>
      <text:p text:style-name="P2">//Function to edit records in diary</text:p>
      <text:p text:style-name="P2">void edit_record()</text:p>
      <text:p text:style-name="P2">{</text:p>
      <text:p text:style-name="P2"><text:s text:c="4"/>int edit_rec;</text:p>
      <text:p text:style-name="P2"><text:s text:c="4"/>char cont;</text:p>
      <text:p text:style-name="P2"><text:s text:c="4"/>edit_again: <text:s text:c="12"/>//Jump statement to execute block again</text:p>
      <text:p text:style-name="P2"><text:s text:c="4"/>printf("Enter sr.no. of record to be edited\n");</text:p>
      <text:p text:style-name="P2"><text:s text:c="4"/>scanf("%d", &amp;indx);</text:p>
      <text:p text:style-name="P2"><text:s text:c="4"/>printf("1.Name\n2.Adress\n3.Duration of task\n4.Date\n5.Time\n");</text:p>
      <text:p text:style-name="P2"><text:s text:c="4"/>printf("Enter option to be edited\n");</text:p>
      <text:p text:style-name="P2"><text:s text:c="4"/>scanf("%d", &amp;edit_rec);</text:p>
      <text:p text:style-name="P2"><text:s text:c="4"/>switch(edit_rec)</text:p>
      <text:p text:style-name="P2"><text:s text:c="4"/>{</text:p>
      <text:p text:style-name="P2"><text:s text:c="8"/>case 1: printf("Enter Name:");</text:p>
      <text:p text:style-name="P2"><text:s text:c="16"/>scanf("%s", record_entry[indx-1][0]);</text:p>
      <text:p text:style-name="P2"><text:s text:c="16"/>break;</text:p>
      <text:p text:style-name="P2"><text:s text:c="8"/>case 2: printf("Enter address:");</text:p>
      <text:p text:style-name="P2"><text:s text:c="16"/>scanf("%s", record_entry[indx-1][1]);</text:p>
      <text:p text:style-name="P2"><text:s text:c="16"/>break;</text:p>
      <text:p text:style-name="P2"><text:s text:c="8"/>case 3: printf("Enter Duration of task:");</text:p>
      <text:p text:style-name="P2"><text:s text:c="16"/>scanf("%s", record_entry[indx-1][2]);</text:p>
      <text:p text:style-name="P2"><text:s text:c="16"/>break;</text:p>
      <text:p text:style-name="P2"><text:s text:c="8"/>case 4: printf("Enter Date:");</text:p>
      <text:p text:style-name="P2"><text:s text:c="16"/>scanf("%s", record_entry[indx-1][3]);</text:p>
      <text:p text:style-name="P2"><text:s text:c="16"/>break;</text:p>
      <text:p text:style-name="P2"><text:s text:c="8"/>case 5: printf("Enter Time:");</text:p>
      <text:p text:style-name="P2"><text:s text:c="16"/>scanf("%s", record_entry[indx-1][4]);</text:p>
      <text:p text:style-name="P2"><text:s text:c="16"/>break;</text:p>
      <text:p text:style-name="P2"><text:s text:c="4"/>}</text:p>
      <text:p text:style-name="P2"><text:s text:c="4"/>printf("Any more options to be edited?[Y/N]\n");</text:p>
      <text:p text:style-name="P2"><text:s text:c="4"/>scanf("%s", &amp;cont);</text:p>
      <text:p text:style-name="P2"><text:s text:c="4"/>if (cont=='y' || cont=='Y')</text:p>
      <text:p text:style-name="P2"><text:s text:c="4"/>{</text:p>
      <text:p text:style-name="P2"><text:s text:c="8"/>goto edit_again; <text:s text:c="11"/>//Jump statement</text:p>
      <text:p text:style-name="P2"><text:s text:c="4"/>}</text:p>
      <text:p text:style-name="P2">}</text:p>
      <text:p text:style-name="P4"/>
      <text:p text:style-name="P4"><text:soft-page-break/></text:p>
      <text:p text:style-name="P4"/>
      <text:p text:style-name="P4"/>
      <text:p text:style-name="P3">Output:-</text:p>
      <text:p text:style-name="P3"/>
      <text:p text:style-name="P3">press 1 to view department dairy</text:p>
      <text:p text:style-name="P3">press 2 to Add record to department dairy</text:p>
      <text:p text:style-name="P3">press 3 to delete department diary records </text:p>
      <text:p text:style-name="P3">press 4 to edit department diary </text:p>
      <text:p text:style-name="P3">press 5 to exit </text:p>
      <text:p text:style-name="P3">ENTER YOUR CHOICE:--2</text:p>
      <text:p text:style-name="P3">Enter number of records to be added:1</text:p>
      <text:p text:style-name="P3">Enter record: 1</text:p>
      <text:p text:style-name="P3">Enter name: xyz</text:p>
      <text:p text:style-name="P3">Enter address: mmcoe</text:p>
      <text:p text:style-name="P3">Enter duration of task: 12hrs</text:p>
      <text:p text:style-name="P3">Enter date: 28nov <text:s text:c="11"/></text:p>
      <text:p text:style-name="P3">Enter time: 12:12</text:p>
      <text:p text:style-name="P3">Continue?[Y/N]</text:p>
      <text:p text:style-name="P3">y</text:p>
      <text:p text:style-name="P3"/>
      <text:p text:style-name="P3">press 1 to view department dairy</text:p>
      <text:p text:style-name="P3">press 2 to Add record to department dairy</text:p>
      <text:p text:style-name="P3">press 3 to delete department diary records </text:p>
      <text:p text:style-name="P3">press 4 to edit department diary </text:p>
      <text:p text:style-name="P3">press 5 to exit </text:p>
      <text:p text:style-name="P3">ENTER YOUR CHOICE:--4</text:p>
      <text:p text:style-name="P3">Enter sr.no. of record to be edited</text:p>
      <text:p text:style-name="P3">1</text:p>
      <text:p text:style-name="P3">1.Name</text:p>
      <text:p text:style-name="P3">2.Adress</text:p>
      <text:p text:style-name="P3">3.Duration of task</text:p>
      <text:p text:style-name="P3">4.Date</text:p>
      <text:p text:style-name="P3">5.Time</text:p>
      <text:p text:style-name="P3">Enter option to be edited</text:p>
      <text:p text:style-name="P3">1</text:p>
      <text:p text:style-name="P3">Enter Name:abc</text:p>
      <text:p text:style-name="P3">Any more options to be edited?[Y/N]</text:p>
      <text:p text:style-name="P3">y</text:p>
      <text:p text:style-name="P3">Enter sr.no. of record to be edited</text:p>
      <text:p text:style-name="P3">1</text:p>
      <text:p text:style-name="P3">1.Name</text:p>
      <text:p text:style-name="P3">2.Adress</text:p>
      <text:p text:style-name="P3">3.Duration of task</text:p>
      <text:p text:style-name="P3">4.Date</text:p>
      <text:p text:style-name="P3">5.Time</text:p>
      <text:p text:style-name="P3">Enter option to be edited</text:p>
      <text:p text:style-name="P3">3</text:p>
      <text:p text:style-name="P3">Enter Duration of task:20hrs</text:p>
      <text:p text:style-name="P3">Any more options to be edited?[Y/N]</text:p>
      <text:p text:style-name="P3">N</text:p>
      <text:p text:style-name="P3">Continue?[Y/N]</text:p>
      <text:p text:style-name="P3"><text:soft-page-break/>Y</text:p>
      <text:p text:style-name="P3"/>
      <text:p text:style-name="P3">press 1 to view department dairy</text:p>
      <text:p text:style-name="P3">press 2 to Add record to department dairy</text:p>
      <text:p text:style-name="P3">press 3 to delete department diary records </text:p>
      <text:p text:style-name="P3">press 4 to edit department diary </text:p>
      <text:p text:style-name="P3">press 5 to exit </text:p>
      <text:p text:style-name="P3">ENTER YOUR CHOICE:--1</text:p>
      <text:p text:style-name="P3">Sr.No. <text:s text:c="9"/>Name <text:s text:c="11"/>Address <text:s text:c="8"/>Duration of task <text:s text:c="15"/>Date <text:s text:c="11"/>time</text:p>
      <text:p text:style-name="P3">1 <text:s text:c="14"/>abc <text:s text:c="12"/>mmcoe <text:s text:c="10"/>20hrs <text:s text:c="26"/>28nov <text:s text:c="10"/>12:12</text:p>
      <text:p text:style-name="P3">Continue?[Y/N]</text:p>
      <text:p text:style-name="P3">Y</text:p>
      <text:p text:style-name="P3"/>
      <text:p text:style-name="P3">press 1 to view department dairy</text:p>
      <text:p text:style-name="P3">press 2 to Add record to department dairy</text:p>
      <text:p text:style-name="P3">press 3 to delete department diary records </text:p>
      <text:p text:style-name="P3">press 4 to edit department diary </text:p>
      <text:p text:style-name="P3">press 5 to exit </text:p>
      <text:p text:style-name="P3">ENTER YOUR CHOICE:--3</text:p>
      <text:p text:style-name="P3">Enter sr no. of record to be deleted</text:p>
      <text:p text:style-name="P3">1</text:p>
      <text:p text:style-name="P3">Continue?[Y/N]</text:p>
      <text:p text:style-name="P3">Y</text:p>
      <text:p text:style-name="P3"/>
      <text:p text:style-name="P3">press 1 to view department dairy</text:p>
      <text:p text:style-name="P3">press 2 to Add record to department dairy</text:p>
      <text:p text:style-name="P3">press 3 to delete department diary records </text:p>
      <text:p text:style-name="P3">press 4 to edit department diary </text:p>
      <text:p text:style-name="P3">press 5 to exit </text:p>
      <text:p text:style-name="P3">ENTER YOUR CHOICE:--1</text:p>
      <text:p text:style-name="P3">Sr.No. <text:s text:c="9"/>Name <text:s text:c="11"/>Address <text:s text:c="8"/>Duration of task <text:s text:c="15"/>Date <text:s text:c="11"/>time</text:p>
      <text:p text:style-name="P3">Continue?[Y/N]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8T11:12:58.719678997</meta:creation-date>
    <dc:date>2024-11-28T11:34:05.793821285</dc:date>
    <meta:editing-duration>PT4M1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222" meta:word-count="651" meta:character-count="5714" meta:non-whitespace-character-count="4132"/>
  </office:meta>
</office:document-meta>
</file>